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4.96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7.64mm"/>
    </style:style>
    <style:style style:name="co11" style:family="table-column">
      <style:table-column-properties fo:break-before="auto" style:column-width="6.35mm"/>
    </style:style>
    <style:style style:name="co12" style:family="table-column">
      <style:table-column-properties fo:break-before="auto" style:column-width="83.2mm"/>
    </style:style>
    <style:style style:name="co13" style:family="table-column">
      <style:table-column-properties fo:break-before="auto" style:column-width="8.47mm"/>
    </style:style>
    <style:style style:name="co14" style:family="table-column">
      <style:table-column-properties fo:break-before="auto" style:column-width="58.67mm"/>
    </style:style>
    <style:style style:name="co15" style:family="table-column">
      <style:table-column-properties fo:break-before="auto" style:column-width="3.19mm"/>
    </style:style>
    <style:style style:name="co16" style:family="table-column">
      <style:table-column-properties fo:break-before="auto" style:column-width="33.9mm"/>
    </style:style>
    <style:style style:name="co17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10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C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if=/dev/zero of=/dev/sde bs=512 count=2046 seek=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denx.de/u-boot-sunxi.g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heckout v2017.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u-boot-sunxi/configs/q8_a33_tablet_1024x600_defconfig /tks/dox/mb734_u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mb734_defconfig /dvl/u-boot-sunxi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p /dvl/u-boot-sunxi/arch/arm/dts/sun8i-a33-q8-tablet.dts /tks/dox/mb734_u/sun8i-a33-mb734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m /dvl/u-boot-sunxi/arch/arm/dts/sun8i-a33-q8-tablet.d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u-boot-sunxi/arch/arm/dts/sun8i-a33-q8-tablet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_u/mb734_defconfi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 edit /tks/dox/mb734_u/sun8i-a33-mb734.d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u-boot-sun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-sunxi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-sunxi_out mb734_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-sunxi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CROSS_COMPILE=arm-linux-gnueabihf- O=/dvl/u-boot-sunxi_out a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dvl/u-boot-sunxi_out/spl/sunxi-spl.bin bs=512 seek=16 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dvl/u-boot-sunxi_out/u-boot.img <text:s text:c="7"/>bs=512 seek=80 conv=sync status=progress ; sync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lone --depth=1 git://git.kernel.org/pub/scm/linux/kernel/git/sunxi/linux.g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 /dvl/linux-sunxi/arch/arm/configs/sunxi_defconfig /tks/dox/mb734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/mb734_defconfig /dvl/linux-sunxi/arch/arm/configs/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 -s /tks/dox/mb734_u/sun8i-a33-mb734.dts /dvl/linux-sunxi/arch/arm/boot/dts/sun8i-a33-mb734.d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 edit /tks/dox/mb734/mb734_defconfi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 /dvl/u-boot-sun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<text:s text:c="23"/>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<text:s text:c="23"/>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rpro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distcl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b734_def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htmldo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enuconfi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zIm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modu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ke -j 8 ARCH=arm CROSS_COMPILE=arm-linux-gnueabihf- O=/dvl/linux-sunxi_out sun8i-a33-mb734.dt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do dd of=/dev/sde if=/tks/common_out/arch/arm/boot/zImage <text:s text:c="17"/>bs=512 seek=2048 <text:s/>conv=sync status=progress ; 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do dd of=/dev/sde if=/tks/common_out/arch/arm/boot/dts/sun8i-a33-mb734.dtb bs=512 seek=18432 conv=sync status=progress ; syn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mc read ${kernel_addr_r} 800 <text:s/>3A0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mc read ${fdt_addr_r} <text:s text:c="3"/>4800 2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otz ${kernel_addr_r} - ${fdt_addr_r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3" table:default-cell-style-name="ce33"/>
        <table:table-column table:style-name="co4" table:default-cell-style-name="ce33"/>
        <table:table-column table:style-name="co5" table:default-cell-style-name="ce36"/>
        <table:table-column table:style-name="co4" table:default-cell-style-name="ce36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42"/>
        <table:table-column table:style-name="co9" table:default-cell-style-name="ce33"/>
        <table:table-column table:style-name="co10" table:default-cell-style-name="ce42"/>
        <table:table-column table:style-name="co9" table:default-cell-style-name="ce33"/>
        <table:table-column table:style-name="co10" table:default-cell-style-name="ce42"/>
        <table:table-column table:style-name="co9" table:default-cell-style-name="ce33"/>
        <table:table-column table:style-name="co10" table:default-cell-style-name="ce36"/>
        <table:table-column table:style-name="co1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7" table:number-columns-repeated="2"/>
          <table:table-cell table:style-name="ce10" office:value-type="string" calcext:value-type="string">
            <text:p>Filename</text:p>
          </table:table-cell>
          <table:table-cell table:style-name="ce10"/>
          <table:table-cell table:style-name="ce7" office:value-type="string" calcext:value-type="string">
            <text:p>main type</text:p>
          </table:table-cell>
          <table:table-cell table:style-name="ce7" office:value-type="string" calcext:value-type="string">
            <text:p>subtyp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7" office:value-type="string" calcext:value-type="string" table:number-columns-spanned="2" table:number-rows-spanned="1">
            <text:p>end</text:p>
          </table:table-cell>
          <table:covered-table-cell table:style-name="ce10"/>
          <table:table-cell table:style-name="ce10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1" table:default-cell-style-name="ce47"/>
        <table:table-column table:style-name="co11" table:default-cell-style-name="ce47"/>
        <table:table-column table:style-name="co1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1" table:default-cell-style-name="ce47"/>
        <table:table-column table:style-name="co12" table:default-cell-style-name="ce47"/>
        <table:table-column table:style-name="co13" table:default-cell-style-name="ce47"/>
        <table:table-column table:style-name="co1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14" table:default-cell-style-name="ce47"/>
        <table:table-column table:style-name="co15" table:default-cell-style-name="ce54"/>
        <table:table-column table:style-name="co15" table:number-columns-repeated="13" table:default-cell-style-name="ce47"/>
        <table:table-column table:style-name="co15" table:default-cell-style-name="ce54"/>
        <table:table-column table:style-name="co15" table:number-columns-repeated="110" table:default-cell-style-name="ce47"/>
        <table:table-column table:style-name="co16" table:default-cell-style-name="ce47"/>
        <table:table-column table:style-name="co1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 table:number-rows-repeated="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ts_linux-sunxi" table:style-name="ta1">
        <table:table-column table:style-name="co14" table:default-cell-style-name="ce47"/>
        <table:table-column table:style-name="co15" table:default-cell-style-name="ce54"/>
        <table:table-column table:style-name="co15" table:number-columns-repeated="13" table:default-cell-style-name="ce47"/>
        <table:table-column table:style-name="co15" table:default-cell-style-name="ce54"/>
        <table:table-column table:style-name="co15" table:number-columns-repeated="110" table:default-cell-style-name="ce47"/>
        <table:table-column table:style-name="co17" table:default-cell-style-name="ce47"/>
        <table:table-column table:style-name="co1" table:number-columns-repeated="897" table:default-cell-style-name="ce47"/>
        <table:table-row table:style-name="ro4" table:number-rows-repeated="2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axp223.dtsi</text:p>
          </table:table-cell>
          <table:table-cell table:style-name="ce29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q8-common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945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0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21:09:21.898583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5-27T21:32:38.653094662</dc:date>
    <meta:editing-duration>PT12H40M21S</meta:editing-duration>
    <meta:editing-cycles>428</meta:editing-cycles>
    <meta:document-statistic meta:table-count="7" meta:cell-count="8654" meta:object-count="0"/>
  </office:meta>
</office:document-meta>
</file>